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style:text-underline-style="solid" style:text-underline-width="auto" style:text-underline-color="font-color"/>
    </style:style>
    <style:style style:name="T1"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GUIA PARA DISEÑAR TECLADOS TÁCTILES (CON CHULETA)</text:p>
      <text:p text:style-name="P2">Escribir en dispositivos móviles es lento, incómodo y propenso a errores. El motivo obvio es el tamaño de las letras y la proximidad de las teclas, pero hay muchos otros.</text:p>
      <text:p text:style-name="P2"/>
      <text:p text:style-name="P1">1.-<text:tab/>Desactivar la auto-corrección donde el diccionario falla:</text:p>
      <text:p text:style-name="P1"><text:span text:style-name="T1">La auto-corrección falla con las abreviaciones, los nombres de las calles, mails y otras palabras que no contiene el diccionario.</text:span></text:p>
      <text:p text:style-name="P1"><text:span text:style-name="T1">El gran problema de la auto-corrección es que los usuarios no se dan cuenta de la corrección hecha, y esto puede ser nefasto si la corrección es errónea. Pero es muy útil en los campos en los que lo hace bien, por ello sólo hay que deshabilitarla en los campos en los que falla.</text:span></text:p>
      <text:p text:style-name="P1"><text:span text:style-name="T1"/></text:p>
      <text:p text:style-name="P1">2.-<text:tab/>Mostrar el teclado correcto:</text:p>
      <text:p text:style-name="P1"><text:span text:style-name="T1">Cambiado un par de líneas de código se puede instruir al teléfono para que muestre un teclado optimizado para la entrada demandada. </text:span></text:p>
      <text:p text:style-name="P1"><text:span text:style-name="T1">Esto minimiza los errores debido a que las teclas son mucho más grandes, y esto reduce las opciones de toques erróneos.</text:span></text:p>
      <text:p text:style-name="P1"><text:span text:style-name="T1">Puesto que muestra el tipo de entrada que se requiere, también ayuda si la etiqueta no está visible o si el usuario no está seguro de lo que debe entrar.</text:span></text:p>
      <text:p text:style-name="P1"><text:span text:style-name="T1">Hay que tener en cuenta que hay pequeñas diferencias entre las distintas plataformas móviles.</text:span></text:p>
      <text:p text:style-name="P1"><text:span text:style-name="T1"/></text:p>
      <text:p text:style-name="P1">3.-<text:tab/>Invocar la disposición <text:s/>del teclado consistentemente:</text:p>
      <text:p text:style-name="P1"><text:span text:style-name="T1">Está muy bien mostrar el teclado correcto para una entrada en concreto, pero si no se hace con todas se puede confundir al usuario.</text:span></text:p>
      <text:p text:style-name="P1"><text:span text:style-name="T1"/></text:p>
      <text:p text:style-name="P1">4.-<text:tab/>Honorar el funcionamiento de los botones de “siguiente” y “anterior”:</text:p>
      <text:p text:style-name="P1"><text:span text:style-name="T1">Cuando se clica el botón de siguiente, se espera ir al siguiente campo lógico sin cambios y sin ser enviado. Lo mismo se aplica al botón de anterior, pero en dirección contraria.</text:span></text:p>
      <text:p text:style-name="P1"><text:span text:style-name="T1">Estos botones funcionan como versiones móviles del tabulador, por lo que debería adoptar los mismos principios secuenciales que los del ordenador.</text:span></text:p>
      <text:p text:style-name="P1"><text:span text:style-name="T1"/></text:p>
      <text:p text:style-name="P1">5.-<text:tab/>Desactivar las auto-mayúsculas cuando sea apropiado:</text:p>
      <text:p text:style-name="P1"><text:span text:style-name="T1">El comportamiento por defecto de los móviles es poner en mayúsculas la primera letra, pero es preferible desactivarlo en campos como el del mail.</text:span></text:p>
      <text:p text:style-name="P1"><text:span text:style-name="T1"/></text:p>
      <text:p text:style-name="P1">Conclusiones:</text:p>
      <text:p text:style-name="P1"><text:span text:style-name="T1">Los dispositivos móviles y las pantallas táctiles son plataformas relativamente nuevas con interacciones totalmente nuevas, por lo que se requiere un esfuerzo extra para los miles de pequeños detal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 </meta:initial-creator>
    <meta:creation-date>2014-06-18T01:26:52</meta:creation-date>
    <dc:date>2014-06-18T12:37:05</dc:date>
    <dc:creator>Gabriel </dc:creator>
    <meta:editing-duration>PT24M29S</meta:editing-duration>
    <meta:editing-cycles>12</meta:editing-cycles>
    <meta:generator>LibreOffice/3.5$Linux_x86 LibreOffice_project/350m1$Build-2</meta:generator>
    <meta:document-statistic meta:table-count="0" meta:image-count="0" meta:object-count="0" meta:page-count="1" meta:paragraph-count="19" meta:word-count="368" meta:character-count="2220" meta:non-whitespace-character-count="1869"/>
  </office:meta>
</office:document-meta>
</file>